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00000004077CDC8F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darkblue-title">
      <style:graphic-properties draw:fill-color="#ffffff" draw:auto-grow-height="true" draw:auto-grow-width="true" fo:min-height="3.006cm" fo:min-width="23.059cm"/>
    </style:style>
    <style:style style:name="pr2" style:family="presentation" style:parent-style-name="lyt-darkblue-outline1">
      <style:graphic-properties draw:fill-color="#ffffff" draw:auto-grow-height="true" draw:auto-grow-width="true" fo:min-height="11.756cm" fo:min-width="23.5cm"/>
    </style:style>
    <style:style style:name="pr3" style:family="presentation" style:parent-style-name="lyt-darkblue-notes">
      <style:graphic-properties draw:fill-color="#ffffff" draw:auto-grow-height="true" fo:min-height="11.411cm"/>
    </style:style>
    <style:style style:name="pr4" style:family="presentation" style:parent-style-name="lyt-darkblue-title">
      <style:graphic-properties draw:fill-color="#ffffff" fo:min-height="3.007cm"/>
    </style:style>
    <style:style style:name="pr5" style:family="presentation" style:parent-style-name="lyt-darkblue-outline1">
      <style:graphic-properties draw:fill-color="#ffffff" fo:min-height="11.757cm"/>
    </style:style>
    <style:style style:name="pr6" style:family="presentation" style:parent-style-name="lyt-darkblue-notes">
      <style:graphic-properties draw:fill-color="#ffffff" fo:min-height="11.411cm"/>
    </style:style>
    <style:style style:name="P1" style:family="paragraph">
      <style:paragraph-properties fo:margin-left="0cm" fo:margin-right="0cm" fo:text-indent="0cm"/>
    </style:style>
    <style:style style:name="P2" style:family="paragraph">
      <style:paragraph-properties fo:margin-left="1.2cm" fo:margin-right="0cm" fo:text-indent="-0.9cm"/>
    </style:style>
    <style:style style:name="P3" style:family="paragraph">
      <style:paragraph-properties fo:margin-left="2.4cm" fo:margin-right="0cm" fo:text-indent="-0.8cm"/>
    </style:style>
    <style:style style:name="P4" style:family="paragraph">
      <style:paragraph-properties fo:margin-left="3.6cm" fo:margin-right="0cm" fo:text-indent="-0.6cm"/>
    </style:style>
    <text:list-style style:name="L1">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2">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style>
  </office:automatic-styles>
  <office:body>
    <office:presentation>
      <draw:page draw:name="page1" draw:style-name="dp1" draw:master-page-name="lyt-darkblue" presentation:presentation-page-layout-name="AL1T1">
        <office:forms form:automatic-focus="false" form:apply-design-mode="false"/>
        <draw:frame presentation:style-name="pr1" draw:text-style-name="P1" draw:layer="layout" svg:width="23.059cm" svg:height="3.006cm" svg:x="1.984cm" svg:y="0.672cm" presentation:class="title">
          <draw:text-box draw:corner-radius="0.1cm">
            <text:p text:style-name="P1">Syntax Highlighting</text:p>
          </draw:text-box>
        </draw:frame>
        <draw:frame presentation:style-name="pr2" draw:text-style-name="P2" draw:layer="layout" svg:width="23.5cm" svg:height="11.756cm" svg:x="1.99cm" svg:y="4.674cm" presentation:class="outline" presentation:user-transformed="true">
          <draw:text-box draw:corner-radius="0.1cm">
            <text:list text:style-name="L2">
              <text:list-item>
                <text:p text:style-name="P2">For the first milestone:</text:p>
              </text:list-item>
            </text:list>
            <text:list text:style-name="L2">
              <text:list-item>
                <text:list>
                  <text:list-item>
                    <text:p text:style-name="P3">Highlight keywords, strings, and directives</text:p>
                  </text:list-item>
                </text:list>
              </text:list-item>
            </text:list>
            <text:list text:style-name="L2">
              <text:list-item>
                <text:list>
                  <text:list-item>
                    <text:p text:style-name="P3">Differentiate between Bison code and C code</text:p>
                  </text:list-item>
                </text:list>
              </text:list-item>
            </text:list>
            <text:list text:style-name="L2">
              <text:list-item>
                <text:p text:style-name="P2">After first milestone:</text:p>
              </text:list-item>
            </text:list>
            <text:list text:style-name="L2">
              <text:list-item>
                <text:list>
                  <text:list-item>
                    <text:p text:style-name="P3">Load configuration from file</text:p>
                  </text:list-item>
                </text:list>
              </text:list-item>
            </text:list>
            <text:list text:style-name="L2">
              <text:list-item>
                <text:list>
                  <text:list-item>
                    <text:p text:style-name="P3">Java support</text:p>
                  </text:list-item>
                </text:list>
              </text:list-item>
            </text:list>
          </draw:text-box>
        </draw:frame>
        <presentation:notes draw:style-name="dp2">
          <draw:page-thumbnail draw:style-name="gr1" draw:layer="layout" svg:width="13.706cm" svg:height="10.28cm" svg:x="3.647cm" svg:y="2.853cm" draw:page-number="1" presentation:class="page"/>
          <draw:frame presentation:style-name="pr3" draw:text-style-name="P1" draw:layer="layout" svg:width="14.518cm" svg:height="11.411cm" svg:x="3.249cm" svg:y="14.13cm" presentation:class="notes" presentation:placeholder="true">
            <draw:text-box/>
          </draw:frame>
        </presentation:notes>
      </draw:page>
      <draw:page draw:name="page2" draw:style-name="dp1" draw:master-page-name="lyt-darkblue" presentation:presentation-page-layout-name="AL1T1">
        <office:forms form:automatic-focus="false" form:apply-design-mode="false"/>
        <draw:frame presentation:style-name="pr4" draw:layer="layout" svg:width="23.058cm" svg:height="3.007cm" svg:x="1.984cm" svg:y="0.672cm" presentation:class="title">
          <draw:text-box>
            <text:p text:style-name="P1">Content Assist</text:p>
          </draw:text-box>
        </draw:frame>
        <draw:frame presentation:style-name="pr5" draw:layer="layout" svg:width="23.499cm" svg:height="11.757cm" svg:x="1.984cm" svg:y="4.674cm" presentation:class="outline">
          <draw:text-box>
            <text:list text:style-name="L2">
              <text:list-item>
                <text:p text:style-name="P2">For the first milestone:</text:p>
              </text:list-item>
            </text:list>
            <text:list text:style-name="L2">
              <text:list-item>
                <text:list>
                  <text:list-item>
                    <text:p text:style-name="P3">Basic keyword support</text:p>
                  </text:list-item>
                </text:list>
              </text:list-item>
            </text:list>
            <text:list text:style-name="L2">
              <text:list-item>
                <text:p text:style-name="P2">After the first milestone:</text:p>
              </text:list-item>
            </text:list>
            <text:list text:style-name="L2">
              <text:list-item>
                <text:list>
                  <text:list-item>
                    <text:p text:style-name="P3">User defined identifier support:</text:p>
                  </text:list-item>
                </text:list>
              </text:list-item>
            </text:list>
            <text:list text:style-name="L2">
              <text:list-item>
                <text:list>
                  <text:list-item>
                    <text:list>
                      <text:list-item>
                        <text:p text:style-name="P4">Constants</text:p>
                      </text:list-item>
                    </text:list>
                  </text:list-item>
                </text:list>
              </text:list-item>
            </text:list>
            <text:list text:style-name="L2">
              <text:list-item>
                <text:list>
                  <text:list-item>
                    <text:list>
                      <text:list-item>
                        <text:p text:style-name="P4">Variables</text:p>
                      </text:list-item>
                    </text:list>
                  </text:list-item>
                </text:list>
              </text:list-item>
            </text:list>
            <text:list text:style-name="L2">
              <text:list-item>
                <text:list>
                  <text:list-item>
                    <text:list>
                      <text:list-item>
                        <text:p text:style-name="P4">Classes and Structs</text:p>
                      </text:list-item>
                    </text:list>
                  </text:list-item>
                </text:list>
              </text:list-item>
            </text:list>
            <text:list text:style-name="L2">
              <text:list-item>
                <text:list>
                  <text:list-item>
                    <text:list>
                      <text:list-item>
                        <text:p text:style-name="P4">Instance variables and methods</text:p>
                      </text:list-item>
                    </text:list>
                  </text:list-item>
                </text:list>
              </text:list-item>
            </text:list>
          </draw:text-box>
        </draw:frame>
        <presentation:notes draw:style-name="dp2">
          <draw:page-thumbnail draw:style-name="gr1" draw:layer="layout" svg:width="13.706cm" svg:height="10.28cm" svg:x="3.647cm" svg:y="2.853cm" draw:page-number="2" presentation:class="page"/>
          <draw:frame presentation:style-name="pr6" draw:layer="layout" svg:width="14.518cm" svg:height="11.411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gradient draw:name="Gradient_20_2" draw:display-name="Gradient 2"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en" style:country-asian="US" style:font-family-complex="'Arial Unicode MS'"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2" draw:fill-image-name="Bitmape_20_1" draw:shadow="hidden" draw:shadow-offset-x="0.3cm" draw:shadow-offset-y="0.3cm" draw:shadow-color="#808080">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text:enable-numbering="false" fo:text-indent="0cm"/>
      <style:text-properties fo:color="#ffffff"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lyt-darkblue-title" style:family="presentation">
      <style:graphic-properties draw:stroke="none" draw:fill="none" draw:textarea-vertical-align="middle">
        <text:list-sty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text-align="start" text:enable-numbering="false"/>
      <style:text-properties fo:color="#ff9966" style:text-outline="false" style:text-line-through-style="none" fo:font-family="Albany" style:font-style-name="Fett Kursiv" style:font-family-generic="swiss" style:font-pitch="variable" fo:font-size="40pt" fo:font-style="italic" fo:text-shadow="none" style:text-underline-style="none" fo:font-weight="bold"/>
    </style:style>
    <style:style style:name="lyt-darkblue-subtitle" style:family="presentation">
      <style:graphic-properties draw:stroke="none" draw:fill="none" draw:textarea-vertical-align="middle">
        <text:list-sty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cm" fo:margin-right="0cm" fo:text-align="center" text:enable-numbering="false" fo:text-indent="-0.6cm"/>
      <style:text-properties fo:color="#cccccc" style:text-outline="false" style:text-line-through-style="none" fo:font-family="Thorndale" style:font-family-generic="roman" style:font-pitch="variable" fo:font-size="32pt" fo:font-style="normal" fo:text-shadow="none" style:text-underline-style="none" fo:font-weight="normal"/>
    </style:style>
    <style:style style:name="lyt-darkblue-background" style:family="presentation">
      <style:graphic-properties draw:stroke="none" draw:fill="solid" draw:fill-color="#003366" draw:fill-gradient-name="Gradient_20_1" draw:fill-image-width="1cm" draw:fill-image-height="1cm"/>
    </style:style>
    <style:style style:name="lyt-darkblue-backgroundobjects" style:family="presentation">
      <style:graphic-properties draw:shadow="hidden" draw:shadow-offset-x="0.3cm" draw:shadow-offset-y="0.3cm" draw:shadow-color="#808080"/>
      <style:text-properties fo:font-family="Thorndale" style:font-family-generic="roman" style:font-pitch="variable"/>
    </style:style>
    <style:style style:name="lyt-darkblue-notes" style:family="presentation">
      <style:graphic-properties draw:stroke="none" draw:fill="none"/>
      <style:paragraph-properties text:enable-numbering="fals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darkblue-outline1" style:family="presentation">
      <style:graphic-properties draw:stroke="none" draw:fill="none">
        <text:list-style>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style>
      </style:graphic-properties>
      <style:paragraph-properties fo:margin-left="0cm" fo:margin-right="0cm" fo:text-align="start" text:enable-numbering="true" fo:text-indent="-0.9cm"/>
      <style:text-properties fo:color="#e6e6e6" style:text-outline="false" style:text-line-through-style="none" fo:font-family="Thorndale" style:font-family-generic="roman" style:font-pitch="variable" fo:font-size="32pt" fo:font-style="normal" fo:text-shadow="none" style:text-underline-style="none" fo:font-weight="normal"/>
    </style:style>
    <style:style style:name="lyt-darkblue-outline2" style:family="presentation" style:parent-style-name="lyt-darkblue-outline1">
      <style:paragraph-properties fo:margin-left="0cm" fo:margin-right="0cm" fo:text-indent="-0.8cm"/>
      <style:text-properties fo:font-size="28pt"/>
    </style:style>
    <style:style style:name="lyt-darkblue-outline3" style:family="presentation" style:parent-style-name="lyt-darkblue-outline2">
      <style:paragraph-properties fo:margin-left="0cm" fo:margin-right="0cm" fo:text-indent="-0.6cm"/>
      <style:text-properties fo:font-size="24pt"/>
    </style:style>
    <style:style style:name="lyt-darkblue-outline4" style:family="presentation" style:parent-style-name="lyt-darkblue-outline3">
      <style:paragraph-properties fo:margin-left="0cm" fo:margin-right="0cm" fo:text-indent="-0.6cm"/>
      <style:text-properties fo:font-size="20pt"/>
    </style:style>
    <style:style style:name="lyt-darkblue-outline5" style:family="presentation" style:parent-style-name="lyt-darkblue-outline4">
      <style:paragraph-properties fo:margin-left="0cm" fo:margin-right="0cm" fo:text-indent="-0.6cm"/>
      <style:text-properties fo:font-size="20pt"/>
    </style:style>
    <style:style style:name="lyt-darkblue-outline6" style:family="presentation" style:parent-style-name="lyt-darkblue-outline5">
      <style:paragraph-properties fo:margin-left="0cm" fo:margin-right="0cm" fo:text-indent="-0.6cm"/>
      <style:text-properties fo:font-size="20pt"/>
    </style:style>
    <style:style style:name="lyt-darkblue-outline7" style:family="presentation" style:parent-style-name="lyt-darkblue-outline6">
      <style:paragraph-properties fo:margin-left="0cm" fo:margin-right="0cm" fo:text-indent="-0.6cm"/>
      <style:text-properties fo:font-size="20pt"/>
    </style:style>
    <style:style style:name="lyt-darkblue-outline8" style:family="presentation" style:parent-style-name="lyt-darkblue-outline7">
      <style:paragraph-properties fo:margin-left="0cm" fo:margin-right="0cm" fo:text-indent="-0.6cm"/>
      <style:text-properties fo:font-size="20pt"/>
    </style:style>
    <style:style style:name="lyt-darkblue-outline9" style:family="presentation" style:parent-style-name="lyt-darkblue-outline8">
      <style:paragraph-properties fo:margin-left="0cm" fo:margin-right="0cm" fo:text-indent="-0.6cm"/>
      <style:text-properties fo:font-size="20pt"/>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cm" fo:page-height="18cm" style:print-orientation="landscape"/>
    </style:page-layout>
    <style:style style:name="dp1" style:family="drawing-page">
      <style:drawing-page-properties draw:background-size="border" draw:fill="solid" draw:fill-color="#003366" draw:fill-gradient-name="Gradient_20_1" draw:fill-image-width="1cm" draw:fill-image-height="1c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color="#ff9966" draw:fill-image-width="1cm" draw:fill-image-height="1cm" draw:textarea-horizontal-align="center" draw:textarea-vertical-align="middle"/>
    </style:style>
    <style:style style:name="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7.348cm" svg:height="4.898cm" svg:x="2.1cm" svg:y="6.386cm" draw:page-number="1"/>
      <draw:page-thumbnail draw:layer="backgroundobjects" svg:width="7.348cm" svg:height="4.898cm" svg:x="11.55cm" svg:y="6.386cm"/>
      <draw:page-thumbnail draw:layer="backgroundobjects" svg:width="7.348cm" svg:height="4.898cm" svg:x="2.1cm" svg:y="18.414cm"/>
      <draw:page-thumbnail draw:layer="backgroundobjects" svg:width="7.348cm" svg:height="4.898cm" svg:x="11.55cm" svg:y="18.414cm"/>
    </style:handout-master>
    <style:master-page style:name="lyt-darkblue" style:page-layout-name="PM1" draw:style-name="dp1">
      <draw:frame presentation:style-name="lyt-darkblue-title" draw:layer="backgroundobjects" svg:width="23.058cm" svg:height="3.006cm" svg:x="1.984cm" svg:y="0.672cm" presentation:class="title" presentation:placeholder="true">
        <draw:text-box/>
      </draw:frame>
      <draw:frame presentation:style-name="lyt-darkblue-outline1" draw:layer="backgroundobjects" svg:width="23.499cm" svg:height="11.756cm" svg:x="1.984cm" svg:y="4.674cm" presentation:class="outline" presentation:placeholder="true">
        <draw:text-box draw:corner-radius="0.001cm"/>
      </draw:frame>
      <draw:rect draw:style-name="gr1" draw:text-style-name="P1" draw:layer="backgroundobjects" svg:width="25.059cm" svg:height="0.231cm" svg:x="1.94cm" svg:y="16.849cm">
        <text:p/>
      </draw:rect>
      <draw:rect draw:style-name="gr1" draw:text-style-name="P1" draw:layer="backgroundobjects" svg:width="21.676cm" svg:height="0.231cm" svg:x="5.323cm" svg:y="17.355cm">
        <text:p/>
      </draw:rect>
      <presentation:notes style:page-layout-name="PM0">
        <draw:page-thumbnail presentation:style-name="lyt-darkblue-title" draw:layer="backgroundobjects" svg:width="13.706cm" svg:height="10.28cm" svg:x="3.647cm" svg:y="2.853cm" presentation:class="page"/>
        <draw:frame presentation:style-name="lyt-darkblue-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5$Build-9073</meta:generator>
    <dc:description>Orange title on dark blue background with orange stripes on bottom border</dc:description>
    <meta:initial-creator>Alexander Honda</meta:initial-creator>
    <meta:creation-date>2007-05-10T15:48:23</meta:creation-date>
    <dc:creator>Alexander Honda</dc:creator>
    <dc:date>2007-05-10T16:14:39</dc:date>
    <dc:language>en-US</dc:language>
    <meta:editing-cycles>5</meta:editing-cycles>
    <meta:editing-duration>PT26M20S</meta:editing-duration>
    <meta:user-defined meta:name="Info 0"/>
    <meta:user-defined meta:name="Info 1"/>
    <meta:user-defined meta:name="Info 2"/>
    <meta:user-defined meta:name="Info 3"/>
    <meta:document-statistic meta:object-count="18"/>
  </office:meta>
</office:document-meta>
</file>